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cc33" draw:marker-start-width="0.321cm" draw:marker-end-width="0.321cm" draw:fill-color="#00cc33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f0066" draw:marker-start-width="0.321cm" draw:marker-end-width="0.321cm" draw:fill-color="#ff0066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ff" draw:marker-start-width="0.321cm" draw:marker-end-width="0.321cm" draw:fill-color="#0000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top" draw:auto-grow-height="false" fo:min-height="1.044cm" fo:min-width="8.0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0000" draw:marker-start-width="0.359cm" draw:marker-end-width="0.359cm" svg:stroke-opacity="70%" draw:fill="none" draw:fill-color="#ff0000" draw:textarea-horizontal-align="justify" draw:textarea-vertical-align="middle" draw:auto-grow-height="false" fo:min-height="6.35cm" fo:min-width="10.1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0000" draw:marker-start-width="0.359cm" draw:marker-end-width="0.359cm" svg:stroke-opacity="70%" draw:fill="none" draw:fill-color="#ffffff" draw:textarea-horizontal-align="justify" draw:textarea-vertical-align="middle" draw:auto-grow-height="false" fo:min-height="6.244cm" fo:min-width="8.99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stroke="dash" draw:stroke-dash="Ultrafine_20_2_20_Dots_20_3_20_Dashes"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0066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00cc00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0000ff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color="#ff0066" fo:font-weight="bold" style:font-weight-asian="bold" style:font-weight-complex="bold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color="#ff0000"/>
    </style:style>
    <style:style style:name="P17" style:family="paragraph">
      <loext:graphic-properties draw:fill="none" draw:fill-color="#ff0000"/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cc00"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ff0066"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cm" svg:height="3.3cm" svg:x="5.6cm" svg:y="6.1cm">
          <text:p text:style-name="P1"><text:span text:style-name="T1">RES1</text:span></text:p>
          <text:p text:style-name="P1"><text:span text:style-name="T2">Cpt = 2 3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cm" svg:height="3.3cm" svg:x="9.1cm" svg:y="5.4cm">
          <text:p text:style-name="P1"><text:span text:style-name="T1">RES3</text:span></text:p>
          <text:p text:style-name="P1"><text:span text:style-name="T2">Cpt = 5 6 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cm" svg:height="3.3cm" svg:x="6.8cm" svg:y="3.8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3.3cm" svg:x="3.6cm" svg:y="19.9cm">
          <text:p text:style-name="P1"><text:span text:style-name="T1">RES2</text:span></text:p>
          <text:p text:style-name="P1"><text:span text:style-name="T2">Cpt = 7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1cm" svg:height="1cm" svg:x="3.1cm" svg:y="5.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4.2cm" svg:y="5.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5.3cm" svg:y="5.1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cm" svg:height="1.199cm" svg:x="2.9cm" svg:y="3.8cm">
          <draw:text-box>
            <text:p text:style-name="P9"><text:span text:style-name="T6">Vecteur de compteurs de S1</text:span></text:p>
          </draw:text-box>
        </draw:frame>
        <draw:custom-shape draw:style-name="gr7" draw:text-style-name="P4" draw:layer="layout" svg:width="3.3cm" svg:height="3.3cm" svg:x="4cm" svg:y="22.3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3cm" svg:height="3.3cm" svg:x="14cm" svg:y="14.4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1" draw:layer="layout" svg:x1="7.2cm" svg:y1="7.7cm" svg:x2="7.8cm" svg:y2="8.4cm">
          <text:p/>
        </draw:line>
        <draw:line draw:style-name="gr8" draw:text-style-name="P11" draw:layer="layout" svg:x1="7.2cm" svg:y1="8.4cm" svg:x2="7.8cm" svg:y2="7.7cm">
          <text:p/>
        </draw:line>
        <draw:line draw:style-name="gr8" draw:text-style-name="P11" draw:layer="layout" svg:x1="7.8cm" svg:y1="7.7cm" svg:x2="8.4cm" svg:y2="8.4cm">
          <text:p/>
        </draw:line>
        <draw:line draw:style-name="gr8" draw:text-style-name="P11" draw:layer="layout" svg:x1="7.8cm" svg:y1="8.4cm" svg:x2="8.4cm" svg:y2="7.7cm">
          <text:p/>
        </draw:line>
        <draw:line draw:style-name="gr8" draw:text-style-name="P11" draw:layer="layout" svg:x1="10.7cm" svg:y1="7cm" svg:x2="11.3cm" svg:y2="7.7cm">
          <text:p/>
        </draw:line>
        <draw:line draw:style-name="gr8" draw:text-style-name="P11" draw:layer="layout" svg:x1="10.7cm" svg:y1="7.7cm" svg:x2="11.3cm" svg:y2="7cm">
          <text:p/>
        </draw:line>
        <draw:line draw:style-name="gr8" draw:text-style-name="P11" draw:layer="layout" svg:x1="11.3cm" svg:y1="7cm" svg:x2="11.9cm" svg:y2="7.7cm">
          <text:p/>
        </draw:line>
        <draw:line draw:style-name="gr8" draw:text-style-name="P11" draw:layer="layout" svg:x1="11.3cm" svg:y1="7.7cm" svg:x2="11.9cm" svg:y2="7cm">
          <text:p/>
        </draw:line>
        <draw:line draw:style-name="gr8" draw:text-style-name="P11" draw:layer="layout" svg:x1="5.5cm" svg:y1="21.5cm" svg:x2="6.1cm" svg:y2="22.2cm">
          <text:p/>
        </draw:line>
        <draw:line draw:style-name="gr8" draw:text-style-name="P11" draw:layer="layout" svg:x1="5.5cm" svg:y1="22.2cm" svg:x2="6.1cm" svg:y2="21.5cm">
          <text:p/>
        </draw:line>
        <draw:custom-shape draw:style-name="gr5" draw:text-style-name="P6" draw:layer="layout" svg:width="1.1cm" svg:height="1cm" svg:x="3.1cm" svg:y="5.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4.2cm" svg:y="5.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5.3cm" svg:y="5.1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cm" svg:height="1cm" svg:x="7.7cm" svg:y="24.2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8.8cm" svg:y="24.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9.9cm" svg:y="24.2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cm" svg:height="1.199cm" svg:x="7.5cm" svg:y="22.9cm">
          <draw:text-box>
            <text:p text:style-name="P9"><text:span text:style-name="T6">Vecteur de compteurs de S2</text:span></text:p>
          </draw:text-box>
        </draw:frame>
        <draw:custom-shape draw:style-name="gr5" draw:text-style-name="P6" draw:layer="layout" svg:width="1.1cm" svg:height="1cm" svg:x="7.7cm" svg:y="24.2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8.8cm" svg:y="24.2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9.9cm" svg:y="24.2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cm" svg:height="1cm" svg:x="17.8cm" svg:y="16.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18.9cm" svg:y="16.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20cm" svg:y="16.1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cm" svg:height="1.199cm" svg:x="17.6cm" svg:y="14.8cm">
          <draw:text-box>
            <text:p text:style-name="P9"><text:span text:style-name="T6">Vecteur de compteurs de S3</text:span></text:p>
          </draw:text-box>
        </draw:frame>
        <draw:custom-shape draw:style-name="gr5" draw:text-style-name="P6" draw:layer="layout" svg:width="1.1cm" svg:height="1cm" svg:x="17.8cm" svg:y="16.1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18.9cm" svg:y="16.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20cm" svg:y="16.1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8.7cm" svg:height="1.4cm" svg:x="13.2cm" svg:y="1.2cm">
          <text:p text:style-name="P12"><text:span text:style-name="T7">Règle appliquée sur les vecteurs : </text:span></text:p>
          <text:p text:style-name="P12"><text:span text:style-name="T8">Moyenne des valeurs non nul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6cm" svg:height="6.6cm" svg:x="2.4cm" svg:y="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9.6cm" svg:height="6.6cm" svg:x="2.2cm" svg:y="19.5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7.597cm" svg:height="0.962cm" svg:x="2.7cm" svg:y="14.4cm">
          <draw:text-box>
            <text:p text:style-name="P16"><text:span text:style-name="T1">EN SECTION CRITIQUE</text:span></text:p>
          </draw:text-box>
        </draw:frame>
        <draw:line draw:style-name="gr13" draw:text-style-name="P11" draw:layer="layout" svg:x1="6.7cm" svg:y1="14.3cm" svg:x2="7.3cm" svg:y2="9.8cm">
          <text:p/>
        </draw:line>
        <draw:line draw:style-name="gr13" draw:text-style-name="P11" draw:layer="layout" svg:x1="6.6cm" svg:y1="15.2cm" svg:x2="7.4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generator>LibreOffice/5.2.7.2$Linux_X86_64 LibreOffice_project/20m0$Build-2</meta:generator>
    <dc:date>2019-03-08T14:52:19.335696081</dc:date>
    <meta:editing-duration>PT56M9S</meta:editing-duration>
    <meta:editing-cycles>22</meta:editing-cycles>
    <meta:document-statistic meta:object-count="43"/>
  </office:meta>
</office:document-meta>
</file>